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stroke="none" svg:stroke-color="#000000" draw:fill="none" draw:fill-color="#ffffff" fo:min-height="1.103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02cm" fo:min-width="8.517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909cm" fo:min-width="8.517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528cm" fo:min-width="8.517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401cm" fo:min-width="8.517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766cm" fo:min-width="8.51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2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-color="#cccccc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4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0" draw:id="id10" draw:layer="layout" svg:width="1.016cm" svg:height="1.016cm" svg:x="9.382cm" svg:y="1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5.969cm" svg:height="1.353cm" svg:x="10.779cm" svg:y="0.933cm">
            <draw:text-box>
              <text:p text:style-name="P2"><text:span text:style-name="T1">Image (75h x 320w x 3),</text:span></text:p>
              <text:p text:style-name="P2"><text:span text:style-name="T1">Steering Angle (0 - 40)</text:span></text:p>
            </draw:text-box>
          </draw:frame>
        </draw:g>
        <draw:custom-shape draw:style-name="gr3" draw:text-style-name="P5" xml:id="id1" draw:id="id1" draw:layer="layout" svg:width="9.017cm" svg:height="1.27cm" svg:x="5.372cm" svg:y="2.829cm">
          <text:p text:style-name="P4">Batch Normalization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9.017cm" svg:height="2.159cm" svg:x="5.345cm" svg:y="4.95cm">
          <text:p text:style-name="P4">Convolution2D + MaxPooling2D</text:p>
          <text:p text:style-name="P4"><text:span text:style-name="T2">In: <text:s/>75x320x3</text:span></text:p>
          <text:p text:style-name="P4"><text:span text:style-name="T2">Out: <text:s/>35x157x2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9.017cm" svg:height="1.778cm" svg:x="5.345cm" svg:y="8.76cm">
          <text:p text:style-name="P4">Convolution2D</text:p>
          <text:p text:style-name="P4"><text:span text:style-name="T2">Out: <text:s/>16x77x36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9.017cm" svg:height="1.651cm" svg:x="5.345cm" svg:y="12.297cm">
          <text:p text:style-name="P4">Convolution2D</text:p>
          <text:p text:style-name="P4"><text:span text:style-name="T2">Out: <text:s/>6x37x4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9.017cm" svg:height="1.651cm" svg:x="5.345cm" svg:y="14.507cm">
          <text:p text:style-name="P4">Convolution2D</text:p>
          <text:p text:style-name="P4"><text:span text:style-name="T2">Out: <text:s/>4x35x6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9.017cm" svg:height="1.651cm" svg:x="5.345cm" svg:y="16.709cm">
          <text:p text:style-name="P4">Convolution2D</text:p>
          <text:p text:style-name="P4"><text:span text:style-name="T2">Out: <text:s/>2x33x64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207cm" svg:height="0.802cm" svg:x="10.652cm" svg:y="7.477cm">
          <draw:text-box>
            <text:p text:style-name="P2"><text:span text:style-name="T1">Dropout 0.25</text:span></text:p>
          </draw:text-box>
        </draw:frame>
        <draw:frame draw:style-name="gr7" draw:text-style-name="P3" draw:layer="layout" svg:width="5.207cm" svg:height="0.802cm" svg:x="10.652cm" svg:y="10.906cm">
          <draw:text-box>
            <text:p text:style-name="P2"><text:span text:style-name="T1">Dropout 0.25</text:span></text:p>
          </draw:text-box>
        </draw:frame>
        <draw:frame draw:style-name="gr7" draw:text-style-name="P3" draw:layer="layout" svg:width="5.207cm" svg:height="0.802cm" svg:x="10.652cm" svg:y="21.193cm">
          <draw:text-box>
            <text:p text:style-name="P2"><text:span text:style-name="T1">Dropout 0.5</text:span></text:p>
          </draw:text-box>
        </draw:frame>
        <draw:custom-shape draw:style-name="gr8" draw:text-style-name="P5" xml:id="id7" draw:id="id7" draw:layer="layout" svg:width="9.017cm" svg:height="1.016cm" svg:x="5.345cm" svg:y="19.809cm">
          <text:p text:style-name="P4"><text:span text:style-name="T3">Dense (1000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9.017cm" svg:height="1.016cm" svg:x="5.345cm" svg:y="22.222cm">
          <text:p text:style-name="P4"><text:span text:style-name="T3">Dense (500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" draw:id="id9" draw:layer="layout" svg:width="9.017cm" svg:height="1.016cm" svg:x="5.345cm" svg:y="23.819cm">
          <text:p text:style-name="P4"><text:span text:style-name="T3">Dense (1)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207cm" svg:height="0.802cm" svg:x="10.652cm" svg:y="18.78cm">
          <draw:text-box>
            <text:p text:style-name="P2"><text:span text:style-name="T1">Flatten</text:span><text:span text:style-name="T4"> (Out: 4224)</text:span></text:p>
          </draw:text-box>
        </draw:frame>
        <draw:connector draw:style-name="gr9" draw:text-style-name="P6" draw:layer="layout" draw:type="line" svg:x1="9.88cm" svg:y1="4.099cm" svg:x2="9.853cm" svg:y2="4.95cm" draw:start-shape="id1" draw:start-glue-point="2" draw:end-shape="id2" draw:end-glue-point="0" svg:d="M9880 4099l-27 851" svg:viewBox="0 0 28 852">
          <text:p/>
        </draw:connector>
        <draw:connector draw:style-name="gr9" draw:text-style-name="P6" draw:layer="layout" draw:type="line" svg:x1="9.853cm" svg:y1="7.109cm" svg:x2="9.853cm" svg:y2="8.76cm" draw:start-shape="id2" draw:start-glue-point="2" draw:end-shape="id3" draw:end-glue-point="0" svg:d="M9853 7109v1651" svg:viewBox="0 0 1 1652">
          <text:p/>
        </draw:connector>
        <draw:connector draw:style-name="gr9" draw:text-style-name="P6" draw:layer="layout" draw:type="line" svg:x1="9.853cm" svg:y1="10.538cm" svg:x2="9.853cm" svg:y2="12.297cm" draw:start-shape="id3" draw:start-glue-point="2" draw:end-shape="id4" draw:end-glue-point="0" svg:d="M9853 10538v1759" svg:viewBox="0 0 1 1760">
          <text:p/>
        </draw:connector>
        <draw:connector draw:style-name="gr9" draw:text-style-name="P6" draw:layer="layout" draw:type="line" svg:x1="9.853cm" svg:y1="13.948cm" svg:x2="9.853cm" svg:y2="14.507cm" draw:start-shape="id4" draw:start-glue-point="2" draw:end-shape="id5" draw:end-glue-point="0" svg:d="M9853 13948v559" svg:viewBox="0 0 1 560">
          <text:p/>
        </draw:connector>
        <draw:connector draw:style-name="gr9" draw:text-style-name="P6" draw:layer="layout" draw:type="line" svg:x1="9.853cm" svg:y1="16.158cm" svg:x2="9.853cm" svg:y2="16.709cm" draw:start-shape="id5" draw:start-glue-point="2" draw:end-shape="id6" draw:end-glue-point="0" svg:d="M9853 16158v551" svg:viewBox="0 0 1 552">
          <text:p/>
        </draw:connector>
        <draw:connector draw:style-name="gr9" draw:text-style-name="P6" draw:layer="layout" draw:type="line" svg:x1="9.853cm" svg:y1="18.36cm" svg:x2="9.853cm" svg:y2="19.809cm" draw:start-shape="id6" draw:start-glue-point="2" draw:end-shape="id7" draw:end-glue-point="0" svg:d="M9853 18360v1449" svg:viewBox="0 0 1 1450">
          <text:p/>
        </draw:connector>
        <draw:connector draw:style-name="gr9" draw:text-style-name="P6" draw:layer="layout" draw:type="line" svg:x1="9.853cm" svg:y1="20.825cm" svg:x2="9.853cm" svg:y2="22.222cm" draw:start-shape="id7" draw:start-glue-point="2" draw:end-shape="id8" draw:end-glue-point="0" svg:d="M9853 20825v1397" svg:viewBox="0 0 1 1398">
          <text:p/>
        </draw:connector>
        <draw:connector draw:style-name="gr9" draw:text-style-name="P6" draw:layer="layout" draw:type="line" svg:x1="9.853cm" svg:y1="23.238cm" svg:x2="9.853cm" svg:y2="23.819cm" draw:start-shape="id8" draw:start-glue-point="2" draw:end-shape="id9" draw:end-glue-point="0" svg:d="M9853 23238v581" svg:viewBox="0 0 1 582">
          <text:p/>
        </draw:connector>
        <draw:connector draw:style-name="gr9" draw:text-style-name="P6" draw:layer="layout" draw:type="line" svg:x1="9.89cm" svg:y1="2.159cm" svg:x2="9.88cm" svg:y2="2.829cm" draw:start-shape="id10" draw:start-glue-point="8" draw:end-shape="id1" draw:end-glue-point="0" svg:d="M9890 2159l-10 670" svg:viewBox="0 0 11 671">
          <text:p/>
        </draw:connector>
        <draw:custom-shape draw:style-name="gr1" draw:text-style-name="P1" xml:id="id11" draw:id="id11" draw:layer="layout" svg:width="1.016cm" svg:height="1.016cm" svg:x="9.355cm" svg:y="25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5.969cm" svg:height="0.972cm" svg:x="10.652cm" svg:y="25.765cm">
          <draw:text-box>
            <text:p text:style-name="P2"><text:span text:style-name="T1">Optimizer</text:span></text:p>
          </draw:text-box>
        </draw:frame>
        <draw:connector draw:style-name="gr9" draw:text-style-name="P6" draw:layer="layout" draw:type="line" svg:x1="9.853cm" svg:y1="24.835cm" svg:x2="9.863cm" svg:y2="25.594cm" draw:start-shape="id9" draw:start-glue-point="2" draw:end-shape="id11" draw:end-glue-point="4" svg:d="M9853 24835l10 759" svg:viewBox="0 0 11 7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7:59:21.478397480</meta:creation-date>
    <dc:date>2017-02-04T18:44:51.554292402</dc:date>
    <meta:editing-duration>PT25M5S</meta:editing-duration>
    <meta:editing-cycles>5</meta:editing-cycles>
    <meta:generator>LibreOffice/5.1.4.2$Linux_X86_64 LibreOffice_project/10m0$Build-2</meta:generator>
    <meta:document-statistic meta:object-count="28"/>
  </office:meta>
</office:document-meta>
</file>